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cbec" officeooo:paragraph-rsid="001bcbec"/>
    </style:style>
    <style:style style:name="P2" style:family="paragraph" style:parent-style-name="Standard">
      <style:text-properties officeooo:rsid="001fde6f" officeooo:paragraph-rsid="001fde6f"/>
    </style:style>
    <style:style style:name="P3" style:family="paragraph" style:parent-style-name="Standard">
      <style:text-properties officeooo:rsid="00248ced" officeooo:paragraph-rsid="00248ced"/>
    </style:style>
    <style:style style:name="P4" style:family="paragraph" style:parent-style-name="Standard" style:list-style-name="L1">
      <style:text-properties officeooo:rsid="001bcbec" officeooo:paragraph-rsid="001bcbec"/>
    </style:style>
    <style:style style:name="P5" style:family="paragraph" style:parent-style-name="Standard">
      <style:text-properties officeooo:rsid="001bcbec" officeooo:paragraph-rsid="001bcbec"/>
    </style:style>
    <style:style style:name="P6" style:family="paragraph" style:parent-style-name="Standard">
      <style:text-properties officeooo:rsid="001bcbec" officeooo:paragraph-rsid="00248ced"/>
    </style:style>
    <style:style style:name="P7" style:family="paragraph" style:parent-style-name="Standard" style:list-style-name="L1">
      <style:text-properties officeooo:rsid="001efc82" officeooo:paragraph-rsid="001efc82"/>
    </style:style>
    <style:style style:name="P8" style:family="paragraph" style:parent-style-name="Standard" style:list-style-name="L1">
      <style:text-properties officeooo:rsid="0026d6d8" officeooo:paragraph-rsid="0026d6d8"/>
    </style:style>
    <style:style style:name="P9" style:family="paragraph" style:parent-style-name="Standard" style:list-style-name="L1">
      <style:text-properties officeooo:rsid="00267c8c" officeooo:paragraph-rsid="00267c8c"/>
    </style:style>
    <style:style style:name="P10" style:family="paragraph" style:parent-style-name="Standard" style:list-style-name="L1">
      <style:text-properties officeooo:rsid="001fde6f" officeooo:paragraph-rsid="001fde6f"/>
    </style:style>
    <style:style style:name="P11" style:family="paragraph" style:parent-style-name="Standard" style:list-style-name="L1">
      <style:text-properties officeooo:rsid="001fde6f" officeooo:paragraph-rsid="0021a619"/>
    </style:style>
    <style:style style:name="P12" style:family="paragraph" style:parent-style-name="Standard" style:list-style-name="L1">
      <style:text-properties officeooo:rsid="0027e3c9" officeooo:paragraph-rsid="0027e3c9"/>
    </style:style>
    <style:style style:name="P13" style:family="paragraph" style:parent-style-name="Standard" style:list-style-name="L1">
      <style:text-properties officeooo:rsid="0027e3c9" officeooo:paragraph-rsid="001fde6f"/>
    </style:style>
    <style:style style:name="P14" style:family="paragraph" style:parent-style-name="Standard" style:list-style-name="L1">
      <style:text-properties officeooo:rsid="0021a619" officeooo:paragraph-rsid="0021a619"/>
    </style:style>
    <style:style style:name="P15" style:family="paragraph" style:parent-style-name="Standard" style:list-style-name="L1">
      <style:text-properties officeooo:rsid="00230ccf" officeooo:paragraph-rsid="00230ccf"/>
    </style:style>
    <style:style style:name="P16" style:family="paragraph" style:parent-style-name="Standard">
      <style:text-properties officeooo:rsid="0024212d" officeooo:paragraph-rsid="00230ccf"/>
    </style:style>
    <style:style style:name="P17" style:family="paragraph" style:parent-style-name="Standard" style:list-style-name="L1">
      <style:text-properties officeooo:rsid="00248ced" officeooo:paragraph-rsid="00248ced"/>
    </style:style>
    <style:style style:name="P18" style:family="paragraph" style:parent-style-name="Standard" style:list-style-name="L1">
      <style:text-properties officeooo:rsid="00297f2f" officeooo:paragraph-rsid="00297f2f"/>
    </style:style>
    <style:style style:name="P19" style:family="paragraph" style:parent-style-name="Standard" style:list-style-name="L1">
      <style:text-properties officeooo:rsid="002b0b56" officeooo:paragraph-rsid="002b0b56"/>
    </style:style>
    <style:style style:name="P20" style:family="paragraph" style:parent-style-name="Standard" style:list-style-name="L1">
      <style:text-properties officeooo:rsid="002b0b56" officeooo:paragraph-rsid="00345150"/>
    </style:style>
    <style:style style:name="P21" style:family="paragraph" style:parent-style-name="Standard" style:list-style-name="L1">
      <style:text-properties officeooo:rsid="00284476" officeooo:paragraph-rsid="00284476"/>
    </style:style>
    <style:style style:name="P22" style:family="paragraph" style:parent-style-name="Standard" style:list-style-name="L1">
      <style:text-properties officeooo:rsid="002f965d" officeooo:paragraph-rsid="002f965d"/>
    </style:style>
    <style:style style:name="P23" style:family="paragraph" style:parent-style-name="Standard" style:list-style-name="L1">
      <style:text-properties officeooo:rsid="00345150" officeooo:paragraph-rsid="00345150"/>
    </style:style>
    <style:style style:name="P24" style:family="paragraph" style:parent-style-name="Standard">
      <style:paragraph-properties fo:text-align="start" style:justify-single-word="false" style:writing-mode="lr-tb"/>
    </style:style>
    <style:style style:name="P25" style:family="paragraph" style:parent-style-name="Standard">
      <style:paragraph-properties fo:text-align="start" style:justify-single-word="false" style:writing-mode="lr-tb"/>
      <style:text-properties style:font-name="Tahoma" fo:font-size="9pt" style:font-size-asian="9pt"/>
    </style:style>
    <style:style style:name="T1" style:family="text">
      <style:text-properties officeooo:rsid="001fde6f"/>
    </style:style>
    <style:style style:name="T2" style:family="text">
      <style:text-properties officeooo:rsid="0021a619"/>
    </style:style>
    <style:style style:name="T3" style:family="text">
      <style:text-properties officeooo:rsid="0023e06a"/>
    </style:style>
    <style:style style:name="T4" style:family="text">
      <style:text-properties officeooo:rsid="0026d6d8"/>
    </style:style>
    <style:style style:name="T5" style:family="text">
      <style:text-properties officeooo:rsid="002d9718"/>
    </style:style>
    <style:style style:name="T6" style:family="text">
      <style:text-properties officeooo:rsid="002f965d"/>
    </style:style>
    <style:style style:name="T7" style:family="text">
      <style:text-properties officeooo:rsid="00316355"/>
    </style:style>
    <style:style style:name="T8" style:family="text">
      <style:text-properties officeooo:rsid="00321900"/>
    </style:style>
    <style:style style:name="T9" style:family="text">
      <style:text-properties style:font-name="Tahoma" fo:font-size="9pt" style:font-size-asian="9pt"/>
    </style:style>
    <style:style style:name="T10" style:family="text">
      <style:text-properties officeooo:rsid="0034515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Revisão</text:span>:</text:p>
      <text:p text:style-name="P1"/>
      <text:list xml:id="list717810075" text:style-name="L1">
        <text:list-item>
          <text:p text:style-name="P4">Diagrama de Estados:</text:p>
          <text:list>
            <text:list-header>
              <text:p text:style-name="P7"/>
            </text:list-header>
            <text:list-item>
              <text:p text:style-name="P4">Verificar a utilização do endpoint</text:p>
            </text:list-item>
            <text:list-item>
              <text:p text:style-name="P22">Verificar utilização do fork</text:p>
            </text:list-item>
            <text:list-item>
              <text:p text:style-name="P4">“<text:span text:style-name="T1">manutenção em execução” - <text:s/>nome estranho</text:span></text:p>
            </text:list-item>
            <text:list-item>
              <text:p text:style-name="P8"><text:span text:style-name="T5">O sistema deve avisar o estado de </text:span>atrasado/adiantado? </text:p>
            </text:list-item>
            <text:list-item>
              <text:p text:style-name="P9"><text:span text:style-name="T5">O sistema deve</text:span> <text:span text:style-name="T4">exportar </text:span>relatório<text:span text:style-name="T6">s</text:span>? Avisos?</text:p>
            </text:list-item>
          </text:list>
        </text:list-item>
      </text:list>
      <text:p text:style-name="P1"/>
      <text:list xml:id="list174627227675572" text:continue-numbering="true" text:style-name="L1">
        <text:list-item>
          <text:p text:style-name="P4">BPMN:</text:p>
          <text:list>
            <text:list-item>
              <text:p text:style-name="P10">Consultas</text:p>
            </text:list-item>
            <text:list-item>
              <text:p text:style-name="P10"><text:span text:style-name="T7">Verificar a r</text:span>epresentação <text:span text:style-name="T7">de</text:span> entrada de alterações </text:p>
            </text:list-item>
            <text:list-item>
              <text:p text:style-name="P10">Homologação da obra <text:span text:style-name="T8">pode ter um fluxo de retorno (não homologado?)</text:span></text:p>
              <text:p text:style-name="P10"/>
            </text:list-item>
          </text:list>
        </text:list-item>
      </text:list>
      <text:p text:style-name="P2"/>
      <text:list xml:id="list174627020336710" text:continue-numbering="true" text:style-name="L1">
        <text:list-item>
          <text:p text:style-name="P4">Requisitos:</text:p>
          <text:list>
            <text:list-header>
              <text:p text:style-name="P13"/>
              <text:list>
                <text:list-item>
                  <text:p text:style-name="P11"><text:span text:style-name="T3">Registro</text:span>: </text:p>
                  <text:list>
                    <text:list-item>
                      <text:p text:style-name="P14"><text:span text:style-name="T10">O sistema deve </text:span>ordenar automaticamente os agendamentos?</text:p>
                    </text:list-item>
                    <text:list-item>
                      <text:p text:style-name="P14">A rota deve ser gerada sobre a imagem ou também é necessária leitura com gps?</text:p>
                    </text:list-item>
                  </text:list>
                </text:list-item>
              </text:list>
            </text:list-header>
          </text:list>
        </text:list-item>
      </text:list>
      <text:p text:style-name="P16"/>
      <text:list xml:id="list174627247205932" text:continue-numbering="true" text:style-name="L1">
        <text:list-item>
          <text:list>
            <text:list-item>
              <text:list>
                <text:list-item>
                  <text:p text:style-name="P17">Consultas:</text:p>
                  <text:list>
                    <text:list-item>
                      <text:p text:style-name="P23">Consulta do usuário empresa</text:p>
                      <text:p text:style-name="P20"/>
                    </text:list-item>
                  </text:list>
                </text:list-item>
              </text:list>
            </text:list-item>
          </text:list>
        </text:list-item>
      </text:list>
      <text:p text:style-name="P6"/>
      <text:p text:style-name="P1"/>
      <text:p text:style-name="P1"/>
      <text:p text:style-name="P1"/>
      <text:p text:style-name="P1"><text:span text:style-name="T9">O sistema deve armazenar automaticamente o estado do registro de manutenção, a data de mudança e o usuario responsavel.</text:span></text:p>
      <text:p text:style-name="P24"><text:span text:style-name="T9">Ainda, possibilitar a visualizaçao de detalhes das obras de manutençao de acordo com os filtros especificados nos Requisitos Funcionais.</text:span></text:p>
      <text:p text:style-name="P25"/>
      <text:p text:style-name="P25"/>
      <text:p text:style-name="P2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6T11:37:55.332019276</meta:creation-date>
    <dc:date>2018-05-17T17:46:26.491882507</dc:date>
    <meta:editing-duration>PT4H41M34S</meta:editing-duration>
    <meta:editing-cycles>4</meta:editing-cycles>
    <meta:generator>LibreOffice/6.0.3.2$Linux_X86_64 LibreOffice_project/00m0$Build-2</meta:generator>
    <meta:document-statistic meta:table-count="0" meta:image-count="0" meta:object-count="0" meta:page-count="1" meta:paragraph-count="23" meta:word-count="140" meta:character-count="824" meta:non-whitespace-character-count="719"/>
  </office:meta>
</office:document-meta>
</file>